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1062in"/>
    </style:style>
    <style:style style:name="TableColumn4" style:family="table-column">
      <style:table-column-properties style:column-width="2.193in"/>
    </style:style>
    <style:style style:name="TableColumn5" style:family="table-column">
      <style:table-column-properties style:column-width="1.9618in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Prefabricated parts PFP /premanufactured parts PMP</text:h>
      <text:p text:style-name="Normal">Instead of creating the same parts again and again, design the components and make them easily modifiable. Then add them to the system in the assembly</text:p>
      <text:p text:style-name="Normal">Example : threads : try the smallest possible size, for example M3 to M20.<text:s/></text:p>
      <text:p text:style-name="Normal">Test them with small parts and check the tolerances.<text:s/></text:p>
      <text:p text:style-name="Normal">The next step is to prepare small parts ready to be added to system parts. The final step is the merge the bodies.<text:s/></text:p>
      <text:p text:style-name="Normal"/>
      <text:p text:style-name="Normal"/>
      <text:h text:style-name="Heading1" text:outline-level="1">Threaded hole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crew</text:p>
          </table:table-cell>
          <table:table-cell table:style-name="TableCell9">
            <text:p text:style-name="P10">Threaded hole diameter</text:p>
          </table:table-cell>
          <table:table-cell table:style-name="TableCell11">
            <text:p text:style-name="P12">Bore Hole (clearance)</text:p>
          </table:table-cell>
        </table:table-row>
        <table:table-row table:style-name="TableRow13">
          <table:table-cell table:style-name="TableCell14">
            <text:p text:style-name="P15">M3</text:p>
          </table:table-cell>
          <table:table-cell table:style-name="TableCell16">
            <text:p text:style-name="P17">2.8</text:p>
          </table:table-cell>
          <table:table-cell table:style-name="TableCell18">
            <text:p text:style-name="P19">3.2</text:p>
          </table:table-cell>
        </table:table-row>
      </table:table>
      <text:p text:style-name="Normal"/>
      <text:p text:style-name="Normal">Clearance</text:p>
      <text:p text:style-name="Normal">To fix two part together, a clearance is needed.</text:p>
      <text:p text:style-name="Normal">When two parts must be assembled together, a clearance of 0.1mm is enough. Then use the glue to fix the assembly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lgacem Thebti</meta:initial-creator>
    <dc:creator>Belgacem Thebti</dc:creator>
    <meta:creation-date>2022-11-01T20:09:00Z</meta:creation-date>
    <dc:date>2022-12-20T13:48:00Z</dc:date>
    <meta:template xlink:href="Normal" xlink:type="simple"/>
    <meta:editing-cycles>6</meta:editing-cycles>
    <meta:editing-duration>PT0S</meta:editing-duration>
    <meta:document-statistic meta:page-count="1" meta:paragraph-count="1" meta:word-count="104" meta:character-count="702" meta:row-count="4" meta:non-whitespace-character-count="599"/>
  </office:meta>
</office:document-meta>
</file>